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4.72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3.376cm"/>
    </style:style>
    <style:style style:name="co7" style:family="table-column">
      <style:table-column-properties fo:break-before="auto" style:column-width="13.70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38cm"/>
    </style:style>
    <style:style style:name="co10" style:family="table-column">
      <style:table-column-properties fo:break-before="auto" style:column-width="6.01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dotted #000000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dotted #000000"/>
      <style:paragraph-properties fo:text-align="start" fo:margin-left="0cm"/>
      <style:text-properties fo:color="#c9211e"/>
    </style:style>
    <style:style style:name="ce15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</style:style>
    <style:style style:name="ce18" style:family="table-cell" style:parent-style-name="Default">
      <style:table-cell-properties fo:border="0.74pt dotted #0000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74pt dotted #000000"/>
      <style:paragraph-properties fo:text-align="center" fo:margin-left="0cm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1" style:family="table-cell" style:parent-style-name="Default">
      <style:table-cell-properties style:text-align-source="fix" style:repeat-content="false" fo:border="0.74pt dotte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74pt dotte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dotted #000000"/>
      <style:paragraph-properties fo:text-align="center" fo:margin-left="0cm"/>
      <style:text-properties fo:color="#c9211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7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44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37">
      <style:table-cell-properties fo:border="0.74pt dotted #000000"/>
    </style:style>
    <style:style style:name="ce13" style:family="table-cell" style:parent-style-name="Default">
      <style:table-cell-properties fo:wrap-option="wrap"/>
    </style:style>
    <style:style style:name="ce5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r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23"/>
        <table:table-column table:style-name="co4" table:default-cell-style-name="ce23"/>
        <table:table-column table:style-name="co3" table:number-columns-repeated="9" table:default-cell-style-name="ce23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number-columns-repeated="1007" table:default-cell-style-name="Default"/>
        <table:table-row table:style-name="ro1">
          <table:table-cell table:style-name="ce6" office:value-type="string" calcext:value-type="string">
            <text:p>DECAFPGA CORE AND BINARIES STATUS</text:p>
          </table:table-cell>
          <table:table-cell table:number-columns-repeated="4"/>
          <table:table-cell table:style-name="ce29" table:formula="of:=TODAY()" office:value-type="date" office:date-value="2023-04-27" calcext:value-type="date">
            <text:p>27/04/2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31" office:value-type="string" calcext:value-type="string" table:number-columns-spanned="2" table:number-rows-spanned="1">
            <text:p>SDRAM</text:p>
          </table:table-cell>
          <table:covered-table-cell/>
          <table:table-cell table:style-name="ce31" office:value-type="string" calcext:value-type="string" table:number-columns-spanned="3" table:number-rows-spanned="1">
            <text:p>VIDEO</text:p>
          </table:table-cell>
          <table:covered-table-cell table:style-name="ce28"/>
          <table:covered-table-cell/>
          <table:table-cell table:number-columns-repeated="1014"/>
        </table:table-row>
        <table:table-row table:style-name="ro3"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Core name</text:p>
          </table:table-cell>
          <table:table-cell table:style-name="ce26" office:value-type="string" calcext:value-type="string">
            <text:p>specific ROM on SD</text:p>
          </table:table-cell>
          <table:table-cell table:style-name="ce26" office:value-type="string" calcext:value-type="string">
            <text:p>Cape</text:p>
          </table:table-cell>
          <table:table-cell table:style-name="ce26" office:value-type="string" calcext:value-type="string">
            <text:p>Bram only</text:p>
          </table:table-cell>
          <table:table-cell table:style-name="ce26" office:value-type="string" calcext:value-type="string">
            <text:p>3 pins</text:p>
          </table:table-cell>
          <table:table-cell table:style-name="ce37" office:value-type="string" calcext:value-type="string">
            <text:p>new MiSTer modules</text:p>
          </table:table-cell>
          <table:table-cell table:style-name="ce26" office:value-type="string" calcext:value-type="string">
            <text:p>VGA</text:p>
          </table:table-cell>
          <table:table-cell table:style-name="ce39" office:value-type="string" calcext:value-type="string">
            <text:p>RGB 15kHz</text:p>
          </table:table-cell>
          <table:table-cell table:style-name="ce26" office:value-type="string" calcext:value-type="string">
            <text:p>HDMI</text:p>
          </table:table-cell>
          <table:table-cell table:style-name="ce26" office:value-type="string" calcext:value-type="string">
            <text:p>I2S audio</text:p>
          </table:table-cell>
          <table:table-cell table:style-name="ce26" office:value-type="string" calcext:value-type="string">
            <text:p>Joyst.</text:p>
          </table:table-cell>
          <table:table-cell table:style-name="ce26" office:value-type="string" calcext:value-type="string">
            <text:p>Readme</text:p>
          </table:table-cell>
          <table:table-cell table:style-name="ce44" office:value-type="string" calcext:value-type="string">
            <text:p>Demis- tify F12</text:p>
          </table:table-cell>
          <table:table-cell table:style-name="ce45" office:value-type="string" calcext:value-type="string">
            <text:p>STATUS</text:p>
          </table:table-cell>
          <table:table-cell table:style-name="ce26" office:value-type="string" calcext:value-type="string">
            <text:p>Comments</text:p>
          </table:table-cell>
          <table:table-cell table:style-name="ce26" office:value-type="string" calcext:value-type="string">
            <text:p>Github</text:p>
          </table:table-cell>
          <table:table-cell table:style-name="ce25" office:value-type="string" calcext:value-type="string">
            <text:p>Date added</text:p>
          </table:table-cell>
          <table:table-cell table:style-name="ce13" table:number-columns-repeated="1006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Galaga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6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Arcade_Galaga" xlink:type="simple">https://github.com/DECAfpga/Arcade_Galaga</text:a> 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Pooyan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6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Arcade_Pooyan" xlink:type="simple">https://github.com/DECAfpga/Arcade_Pooyan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Zaxxon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core without audio</text:p>
          </table:table-cell>
          <table:table-cell table:style-name="ce18" office:value-type="string" calcext:value-type="string">
            <text:p><text:a xlink:href="https://github.com/DECAfpga/Arcade_Zaxxon" xlink:type="simple">https://github.com/DECAfpga/Arcade_Zaxxon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Namco_Pacman_Hardware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bad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bad audio</text:p>
          </table:table-cell>
          <table:table-cell table:style-name="ce18" office:value-type="string" calcext:value-type="string">
            <text:p><text:a xlink:href="https://github.com/DECAfpga/Mist_FPGA" xlink:type="simple">https://github.com/DECAfpga/Mist_FPGA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Gameboy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5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gameboy" xlink:type="simple">https://github.com/DECAfpga/gameboy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NES (dar)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NES" xlink:type="simple">https://github.com/DECAfpga/NES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NES (dmty)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5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NES_Demistify" xlink:type="simple">https://github.com/DECAfpga/NES_Demistify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SN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SNES" xlink:type="simple">https://github.com/DECAfpga/SNES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Apple 2e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apple2efpga/tree/master/deca" xlink:type="simple">https://github.com/somhi/apple2efpga/tree/master/deca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4" office:value-type="string" calcext:value-type="string">
            <text:p>Archimedes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Print key OSD, Audio i2s not good on some games</text:p>
          </table:table-cell>
          <table:table-cell table:style-name="ce18" office:value-type="string" calcext:value-type="string">
            <text:p><text:a xlink:href="https://github.com/DeMistified/archimedes" xlink:type="simple">https://github.com/DeMistified/archimedes</text:a></text:p>
          </table:table-cell>
          <table:table-cell table:style-name="ce46" office:value-type="date" office:date-value="2023-04-24" calcext:value-type="date">
            <text:p>24/04/23</text:p>
          </table:table-cell>
          <table:table-cell table:number-columns-repeated="1006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BBC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BBC_DemiSTify/tree/master/deca" xlink:type="simple">https://github.com/somhi/BBC_DemiSTify/tree/master/deca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4" office:value-type="string" calcext:value-type="string">
            <text:p>C64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3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BBC_DemiSTify/tree/master/deca" xlink:type="simple">https://github.com/somhi/BBC_DemiSTify/tree/master/deca</text:a></text:p>
          </table:table-cell>
          <table:table-cell table:style-name="ce46" office:value-type="date" office:date-value="2023-04-21" calcext:value-type="date">
            <text:p>21/04/23</text:p>
          </table:table-cell>
          <table:table-cell table:number-columns-repeated="1006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MiSTery (Atari ST)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MiSTery/tree/master/deca" xlink:type="simple">https://github.com/somhi/MiSTery/tree/master/deca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MSX 1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SD</text:p>
          </table:table-cell>
          <table:table-cell table:style-name="ce18" office:value-type="string" calcext:value-type="string">
            <text:p><text:a xlink:href="https://github.com/DECAfpga/MSX1" xlink:type="simple">https://github.com/DECAfpga/MSX1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Next186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SD</text:p>
          </table:table-cell>
          <table:table-cell table:style-name="ce18" office:value-type="string" calcext:value-type="string">
            <text:p><text:a xlink:href="https://github.com/DECAfpga/Next186" xlink:type="simple">https://github.com/DECAfpga/Next186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5" office:value-type="string" calcext:value-type="string">
            <text:p>PCXT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PCXT_DeMiSTify" xlink:type="simple">https://github.com/somhi/PCXT_DeMiSTify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6" office:value-type="string" calcext:value-type="string">
            <text:p>Tatung Einstein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/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TatungEinstein_DeMiSTify/tree/main/deca" xlink:type="simple">https://github.com/somhi/TatungEinstein_DeMiSTify/tree/main/deca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VIC 20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6" table:style-name="ce22" office:value-type="string" calcext:value-type="string">
            <text:p>yes</text:p>
          </table:table-cell>
          <table:table-cell table:style-name="ce22"/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VIC20_MiST/tree/master/deca" xlink:type="simple">https://github.com/somhi/VIC20_MiST/tree/master/deca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ZX48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8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files on SD</text:p>
          </table:table-cell>
          <table:table-cell table:style-name="ce18" office:value-type="string" calcext:value-type="string">
            <text:p><text:a xlink:href="https://github.com/DECAfpga/ZX48" xlink:type="simple">https://github.com/DECAfpga/ZX48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8" office:value-type="string" calcext:value-type="string">
            <text:p>ZXNext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4" office:value-type="string" calcext:value-type="string">
            <text:p>SRAM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SD</text:p>
          </table:table-cell>
          <table:table-cell table:style-name="ce18" office:value-type="string" calcext:value-type="string">
            <text:p><text:a xlink:href="https://github.com/somhi/ZX_Spectrum_Next_FPGA-3.01.09/tree/master/synth-deca" xlink:type="simple">https://github.com/somhi/ZX_Spectrum_Next_FPGA-3.01.09/tree/master/synth-deca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Deca board test</text:p>
          </table:table-cell>
          <table:table-cell table:style-name="ce22" office:value-type="string" calcext:value-type="string">
            <text:p>no</text:p>
          </table:table-cell>
          <table:table-cell table:number-columns-repeated="5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WIP</text:p>
          </table:table-cell>
          <table:table-cell table:style-name="ce12" office:value-type="string" calcext:value-type="string">
            <text:p>not finished</text:p>
          </table:table-cell>
          <table:table-cell table:style-name="ce18" office:value-type="string" calcext:value-type="string">
            <text:p><text:a xlink:href="https://github.com/DECAfpga/DECA_board_test" xlink:type="simple">https://github.com/DECAfpga/DECA_board_test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Memtest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MemTest" xlink:type="simple">https://github.com/DECAfpga/MemTest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SDRAMStressTest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SDRAMStressTest" xlink:type="simple">https://github.com/DECAfpga/SDRAMStressTest</text:a></text:p>
          </table:table-cell>
          <table:table-cell table:style-name="ce18"/>
          <table:table-cell table:number-columns-repeated="1006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Terminal ps2 (VideoText)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VideoText" xlink:type="simple">https://github.com/somhi/VideoText</text:a></text:p>
          </table:table-cell>
          <table:table-cell table:style-name="ce18"/>
          <table:table-cell table:number-columns-repeated="1006"/>
        </table:table-row>
        <table:table-row table:style-name="ro2">
          <table:table-cell/>
          <table:table-cell table:style-name="Default"/>
          <table:table-cell table:number-columns-repeated="3"/>
          <table:table-cell table:style-name="ce9"/>
          <table:table-cell table:number-columns-repeated="1018"/>
        </table:table-row>
        <table:table-row table:style-name="ro2">
          <table:table-cell table:style-name="Default" table:number-columns-repeated="16"/>
          <table:table-cell table:number-columns-repeated="1008"/>
        </table:table-row>
        <table:table-row table:style-name="ro2">
          <table:table-cell/>
          <table:table-cell table:style-name="Default"/>
          <table:table-cell table:number-columns-repeated="3"/>
          <table:table-cell table:style-name="ce9"/>
          <table:table-cell table:number-columns-repeated="1018"/>
        </table:table-row>
        <table:table-row table:style-name="ro2">
          <table:table-cell table:number-columns-repeated="3"/>
          <table:table-cell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NO BINARIES FOR FOLLOWING REPOSITORIES. Check repository details</text:p>
          </table:table-cell>
          <table:table-cell table:number-columns-repeated="8"/>
          <table:table-cell table:style-name="ce2"/>
          <table:table-cell table:number-columns-repeated="1014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mandelbrot</text:p>
          </table:table-cell>
          <table:table-cell table:style-name="ce1" office:value-type="string" calcext:value-type="string">
            <text:p><text:a xlink:href="https://github.com/DECAfpga/deca-mandelbrot" xlink:type="simple">https://github.com/DECAfpga/deca-mandelbrot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usb2-audio-interface</text:p>
          </table:table-cell>
          <table:table-cell table:style-name="ce1" office:value-type="string" calcext:value-type="string">
            <text:p><text:a xlink:href="https://github.com/DECAfpga/deca-usb2-audio-interface" xlink:type="simple">https://github.com/DECAfpga/deca-usb2-audio-interface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FpgaRiscV</text:p>
          </table:table-cell>
          <table:table-cell table:style-name="ce1" office:value-type="string" calcext:value-type="string">
            <text:p><text:a xlink:href="https://github.com/DECAfpga/FpgaRiscV" xlink:type="simple">https://github.com/DECAfpga/FpgaRiscV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vexriscv_ocd_blog</text:p>
          </table:table-cell>
          <table:table-cell table:style-name="ce1" office:value-type="string" calcext:value-type="string">
            <text:p><text:a xlink:href="https://github.com/DECAfpga/vexriscv_ocd_blog" xlink:type="simple">https://github.com/DECAfpga/vexriscv_ocd_blo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other cores</text:p>
          </table:table-cell>
          <table:table-cell table:style-name="ce1" office:value-type="string" calcext:value-type="string">
            <text:p><text:a xlink:href="https://github.com/DECAfpga/Other_Cores" xlink:type="simple">https://github.com/DECAfpga/Other_Cores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usb_system</text:p>
          </table:table-cell>
          <table:table-cell table:style-name="ce1" office:value-type="string" calcext:value-type="string">
            <text:p><text:a xlink:href="https://github.com/DECAfpga/usb_systeM" xlink:type="simple">https://github.com/DECAfpga/usb_syste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RISC-V Freedom E300</text:p>
          </table:table-cell>
          <table:table-cell table:style-name="ce1" office:value-type="string" calcext:value-type="string">
            <text:p><text:a xlink:href="https://github.com/DECAfpga/freedom-e300" xlink:type="simple">https://github.com/DECAfpga/freedom-e300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"/>
          <table:table-cell table:number-columns-repeated="1021"/>
        </table:table-row>
        <table:table-row table:style-name="ro2" table:number-rows-repeated="4">
          <table:table-cell table:style-name="Default" table:number-columns-repeated="16"/>
          <table:table-cell table:number-columns-repeated="1008"/>
        </table:table-row>
        <table:table-row table:style-name="ro2" table:number-rows-repeated="2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style-name="ce2" office:value-type="string" calcext:value-type="string">
            <text:p>PRIVATE REPOSITORIES (for not finished cores)</text:p>
          </table:table-cell>
          <table:table-cell/>
          <table:table-cell table:style-name="ce1"/>
          <table:table-cell table:number-columns-repeated="1021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CoCo2</text:p>
          </table:table-cell>
          <table:table-cell table:style-name="ce1" office:value-type="string" calcext:value-type="string">
            <text:p><text:a xlink:href="https://github.com/DECAfpga/CoCo2_Demistify" xlink:type="simple">https://github.com/DECAfpga/CoCo2_Demistify</text:a></text:p>
          </table:table-cell>
          <table:table-cell table:number-columns-repeated="6"/>
          <table:table-cell table:style-name="ce11" office:value-type="string" calcext:value-type="string">
            <text:p>this core is bro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TSConf</text:p>
          </table:table-cell>
          <table:table-cell table:style-name="Default" office:value-type="string" calcext:value-type="string">
            <text:p><text:a xlink:href="https://github.com/DECAfpga/TSConf_Demistify" xlink:type="simple">https://github.com/DECAfpga/TSConf_Demistify</text:a></text:p>
          </table:table-cell>
          <table:table-cell table:number-columns-repeated="5"/>
          <table:table-cell table:style-name="Default"/>
          <table:table-cell table:style-name="ce11" office:value-type="string" calcext:value-type="string">
            <text:p>this core is broken</text:p>
          </table:table-cell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ce1"/>
          <table:table-cell table:number-columns-repeated="102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tego" table:style-name="ta1">
        <office:forms form:automatic-focus="false" form:apply-design-mode="false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row table:style-name="ro2">
          <table:table-cell table:style-name="ce2" office:value-type="string" calcext:value-type="string">
            <text:p>core</text:p>
          </table:table-cell>
          <table:table-cell table:style-name="ce50" office:value-type="string" calcext:value-type="string">
            <text:p>works</text:p>
          </table:table-cell>
          <table:table-cell table:style-name="ce50" office:value-type="string" calcext:value-type="string">
            <text:p>comment</text:p>
          </table:table-cell>
        </table:table-row>
        <table:table-row table:style-name="ro2">
          <table:table-cell table:style-name="ce1" office:value-type="float" office:value="1942" calcext:value-type="float">
            <text:p>194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1" office:value-type="float" office:value="1943" calcext:value-type="float">
            <text:p>194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bioco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tig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b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s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t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s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s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s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d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1dr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a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nsm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no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cham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ck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uni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bru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r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k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x5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n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utru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eed line framebuffer</text:p>
          </table:table-cell>
        </table:table-row>
        <table:table-row table:style-name="ro2">
          <table:table-cell office:value-type="string" calcext:value-type="string">
            <text:p>pa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p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st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a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m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16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bask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bask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ctn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ysp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j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g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ulg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iear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ores.A4:cores.Q2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first-page-number="continue" style:scale-to="9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0:16:50.687179602</meta:creation-date>
    <dc:date>2023-04-27T23:15:10.296974643</dc:date>
    <meta:editing-duration>PT8H8M22S</meta:editing-duration>
    <meta:editing-cycles>70</meta:editing-cycles>
    <meta:generator>LibreOffice/7.3.7.2$Linux_X86_64 LibreOffice_project/30$Build-2</meta:generator>
    <meta:document-statistic meta:table-count="2" meta:cell-count="503" meta:object-count="0"/>
  </office:meta>
</office:document-meta>
</file>